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_5f_code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1" text:outline-level="1">Vista d'insieme del linguaggio</text:h>
      <text:p text:style-name="_5f_code"><text:span text:style-name="T1">diagram</text:span> <text:span text:style-name="T1">uml</text:span> "nome_diagramma"<text:span text:style-name="T1">{</text:span></text:p>
      <text:p text:style-name="_5f_code"><text:span text:style-name="T1"><text:tab/>package</text:span> nome_package<text:span text:style-name="T1">{</text:span></text:p>
      <text:p text:style-name="_5f_code"><text:s text:c="8"/><text:tab/><text:tab/>#</text:p>
      <text:p text:style-name="_5f_code"><text:tab/><text:tab/><text:span text:style-name="T1">CLASS_TYPE</text:span> nome_classe<text:span text:style-name="T1">{</text:span><text:tab/></text:p>
      <text:p text:style-name="_5f_code"><text:tab/><text:tab/><text:tab/><text:span text:style-name="T1">relations{</text:span></text:p>
      <text:p text:style-name="_5f_code"><text:tab/><text:tab/><text:tab/><text:tab/>#</text:p>
      <text:p text:style-name="_5f_code"><text:tab/><text:tab/><text:tab/><text:tab/><text:span text:style-name="T1">RELATION_TYPE</text:span> nome_classe,nome_classe(1,label,1)</text:p>
      <text:p text:style-name="_5f_code"><text:tab/><text:tab/><text:tab/><text:span text:style-name="T1">}</text:span><text:tab/></text:p>
      <text:p text:style-name="_5f_code"><text:tab/><text:tab/><text:tab/>#</text:p>
      <text:p text:style-name="_5f_code"><text:tab/><text:tab/><text:tab/><text:span text:style-name="T1">VISIBILITY</text:span> <text:span text:style-name="T2">TYPE</text:span> nome_attributo=value</text:p>
      <text:p text:style-name="_5f_code"><text:tab/><text:tab/><text:tab/>#</text:p>
      <text:p text:style-name="_5f_code"><text:tab/><text:tab/><text:tab/><text:span text:style-name="T1">VISIBILITY</text:span> TYPE nome_metodo<text:span text:style-name="T1">{</text:span></text:p>
      <text:p text:style-name="_5f_code"><text:tab/><text:tab/><text:tab/><text:tab/>#</text:p>
      <text:p text:style-name="_5f_code"><text:tab/><text:tab/><text:tab/><text:tab/>TYPE nome_arg1=value,</text:p>
      <text:p text:style-name="_5f_code"><text:tab/><text:tab/><text:tab/></text:p>
      <text:p text:style-name="_5f_code"><text:tab/><text:tab/><text:tab/><text:tab/>#</text:p>
      <text:p text:style-name="_5f_code"><text:tab/><text:tab/><text:tab/><text:tab/>TYPE nome_arg1</text:p>
      <text:p text:style-name="_5f_code"><text:tab/><text:tab/><text:tab/><text:span text:style-name="T1">}</text:span></text:p>
      <text:p text:style-name="_5f_code"><text:tab/><text:tab/><text:span text:style-name="T1">}</text:span></text:p>
      <text:p text:style-name="_5f_code"><text:tab/><text:tab/></text:p>
      <text:p text:style-name="_5f_code"><text:tab/><text:tab/>#</text:p>
      <text:p text:style-name="_5f_code"><text:tab/><text:tab/><text:span text:style-name="T1">CLASS_TYPE</text:span> nome_classe<text:span text:style-name="T1">{</text:span></text:p>
      <text:p text:style-name="_5f_code"><text:tab/><text:tab/><text:tab/>#</text:p>
      <text:p text:style-name="_5f_code"><text:tab/><text:tab/><text:tab/><text:span text:style-name="T1">VISIBILITY</text:span> TYPE <text:s/>nome_attributo=value</text:p>
      <text:p text:style-name="_5f_code"><text:tab/><text:tab/><text:tab/>#</text:p>
      <text:p text:style-name="_5f_code"><text:tab/><text:tab/><text:tab/><text:span text:style-name="T1">VISIBILITY</text:span> TYPE nome_metodo<text:span text:style-name="T1">{</text:span></text:p>
      <text:p text:style-name="_5f_code"><text:tab/><text:tab/><text:tab/><text:tab/>#</text:p>
      <text:p text:style-name="_5f_code"><text:tab/><text:tab/><text:tab/><text:tab/>TYPE nome_arg1=value,</text:p>
      <text:p text:style-name="_5f_code"><text:tab/><text:tab/><text:tab/><text:tab/>#</text:p>
      <text:p text:style-name="_5f_code"><text:tab/><text:tab/><text:tab/><text:tab/>TYPE nome_arg1</text:p>
      <text:p text:style-name="_5f_code"><text:tab/><text:tab/><text:tab/><text:span text:style-name="T1">}</text:span></text:p>
      <text:p text:style-name="_5f_code"><text:tab/><text:tab/><text:span text:style-name="T1">}</text:span></text:p>
      <text:p text:style-name="P2"><text:tab/>}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DejaVu Sans" style:font-size-asian="12pt" style:language-asian="it" style:country-asian="IT" style:font-name-complex="DejaVu Sans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_5f_code" style:display-name="_code" style:family="paragraph" style:parent-style-name="Text_20_body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Antonio Riva</meta:initial-creator>
    <meta:creation-date>2006-12-23T11:15:38</meta:creation-date>
    <dc:creator>Antonio Riva</dc:creator>
    <dc:date>2007-02-04T15:01:21</dc:date>
    <dc:language>it-IT</dc:language>
    <meta:editing-cycles>9</meta:editing-cycles>
    <meta:editing-duration>PT1H24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5" meta:word-count="61" meta:character-count="506"/>
  </office:meta>
</office:document-meta>
</file>